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1">
        <table:table-row>
          <table:table-cell office:value-type="string" office:string-value="paper">
            <text:p>paper</text:p>
          </table:table-cell>
          <table:table-cell office:value-type="string" office:string-value="mean_intensity">
            <text:p>mean_intensity</text:p>
          </table:table-cell>
          <table:table-cell office:value-type="string" office:string-value="rms_contrast">
            <text:p>rms_contrast</text:p>
          </table:table-cell>
          <table:table-cell office:value-type="string" office:string-value="mean_gradient">
            <text:p>mean_gradient</text:p>
          </table:table-cell>
          <table:table-cell office:value-type="string" office:string-value="correlation_length_px">
            <text:p>correlation_length_px</text:p>
          </table:table-cell>
          <table:table-cell office:value-type="string" office:string-value="acf_fwhm_px">
            <text:p>acf_fwhm_px</text:p>
          </table:table-cell>
          <table:table-cell office:value-type="string" office:string-value="power_scale_px">
            <text:p>power_scale_px</text:p>
          </table:table-cell>
        </table:table-row>
        <table:table-row>
          <table:table-cell office:value-type="string" office:string-value="Cancon C à grain 125 horizontal">
            <text:p>Cancon C à grain 125 horizontal</text:p>
          </table:table-cell>
          <table:table-cell office:value-type="float" office:value="0.8517771698363126">
            <text:p>0.8517771698363126</text:p>
          </table:table-cell>
          <table:table-cell office:value-type="float" office:value="0.10915236442524866">
            <text:p>0.10915236442524866</text:p>
          </table:table-cell>
          <table:table-cell office:value-type="float" office:value="0.051625216876322357">
            <text:p>0.051625216876322357</text:p>
          </table:table-cell>
          <table:table-cell office:value-type="float" office:value="3.5790417989494108">
            <text:p>3.5790417989494108</text:p>
          </table:table-cell>
          <table:table-cell office:value-type="float" office:value="5.2270981952190985">
            <text:p>5.2270981952190985</text:p>
          </table:table-cell>
          <table:table-cell office:value-type="float" office:value="10.228442157798222">
            <text:p>10.228442157798222</text:p>
          </table:table-cell>
        </table:table-row>
        <table:table-row>
          <table:table-cell office:value-type="string" office:string-value="Cancon C à grain 125 vertikal">
            <text:p>Cancon C à grain 125 vertikal</text:p>
          </table:table-cell>
          <table:table-cell office:value-type="float" office:value="0.8164077897952663">
            <text:p>0.8164077897952663</text:p>
          </table:table-cell>
          <table:table-cell office:value-type="float" office:value="0.12693384355839116">
            <text:p>0.12693384355839116</text:p>
          </table:table-cell>
          <table:table-cell office:value-type="float" office:value="0.056296276245755915">
            <text:p>0.056296276245755915</text:p>
          </table:table-cell>
          <table:table-cell office:value-type="float" office:value="4.132905491717874">
            <text:p>4.132905491717874</text:p>
          </table:table-cell>
          <table:table-cell office:value-type="float" office:value="6.166666103516309">
            <text:p>6.166666103516309</text:p>
          </table:table-cell>
          <table:table-cell office:value-type="float" office:value="11.71507170893266">
            <text:p>11.71507170893266</text:p>
          </table:table-cell>
        </table:table-row>
        <table:table-row>
          <table:table-cell office:value-type="string" office:string-value="Canson 1557 120 horizontal">
            <text:p>Canson 1557 120 horizontal</text:p>
          </table:table-cell>
          <table:table-cell office:value-type="float" office:value="0.8118790972293252">
            <text:p>0.8118790972293252</text:p>
          </table:table-cell>
          <table:table-cell office:value-type="float" office:value="0.11695982784883123">
            <text:p>0.11695982784883123</text:p>
          </table:table-cell>
          <table:table-cell office:value-type="float" office:value="0.051310607848411766">
            <text:p>0.051310607848411766</text:p>
          </table:table-cell>
          <table:table-cell office:value-type="float" office:value="4.647810271673263">
            <text:p>4.647810271673263</text:p>
          </table:table-cell>
          <table:table-cell office:value-type="float" office:value="6.6201812012734225">
            <text:p>6.6201812012734225</text:p>
          </table:table-cell>
          <table:table-cell office:value-type="float" office:value="11.921629586256513">
            <text:p>11.921629586256513</text:p>
          </table:table-cell>
        </table:table-row>
        <table:table-row>
          <table:table-cell office:value-type="string" office:string-value="Canson 1557 120 vertikal">
            <text:p>Canson 1557 120 vertikal</text:p>
          </table:table-cell>
          <table:table-cell office:value-type="float" office:value="0.8172291100940771">
            <text:p>0.8172291100940771</text:p>
          </table:table-cell>
          <table:table-cell office:value-type="float" office:value="0.1105695460947741">
            <text:p>0.1105695460947741</text:p>
          </table:table-cell>
          <table:table-cell office:value-type="float" office:value="0.04794806544013657">
            <text:p>0.04794806544013657</text:p>
          </table:table-cell>
          <table:table-cell office:value-type="float" office:value="4.425521939753574">
            <text:p>4.425521939753574</text:p>
          </table:table-cell>
          <table:table-cell office:value-type="float" office:value="6.470589852218224">
            <text:p>6.470589852218224</text:p>
          </table:table-cell>
          <table:table-cell office:value-type="float" office:value="11.937200485642284">
            <text:p>11.937200485642284</text:p>
          </table:table-cell>
        </table:table-row>
        <table:table-row>
          <table:table-cell office:value-type="string" office:string-value="Canson Graduate Sketching 96 horizontal">
            <text:p>Canson Graduate Sketching 96 horizontal</text:p>
          </table:table-cell>
          <table:table-cell office:value-type="float" office:value="0.8225078823385967">
            <text:p>0.8225078823385967</text:p>
          </table:table-cell>
          <table:table-cell office:value-type="float" office:value="0.10543355736040048">
            <text:p>0.10543355736040048</text:p>
          </table:table-cell>
          <table:table-cell office:value-type="float" office:value="0.05242903288943299">
            <text:p>0.05242903288943299</text:p>
          </table:table-cell>
          <table:table-cell office:value-type="float" office:value="3.2716682884436756">
            <text:p>3.2716682884436756</text:p>
          </table:table-cell>
          <table:table-cell office:value-type="float" office:value="4.860870478688055">
            <text:p>4.860870478688055</text:p>
          </table:table-cell>
          <table:table-cell office:value-type="float" office:value="9.722335589550763">
            <text:p>9.722335589550763</text:p>
          </table:table-cell>
        </table:table-row>
        <table:table-row>
          <table:table-cell office:value-type="string" office:string-value="Canson Graduate Sketching 96 vertikal">
            <text:p>Canson Graduate Sketching 96 vertikal</text:p>
          </table:table-cell>
          <table:table-cell office:value-type="float" office:value="0.824315489235272">
            <text:p>0.824315489235272</text:p>
          </table:table-cell>
          <table:table-cell office:value-type="float" office:value="0.10601444680172284">
            <text:p>0.10601444680172284</text:p>
          </table:table-cell>
          <table:table-cell office:value-type="float" office:value="0.04852746361614466">
            <text:p>0.04852746361614466</text:p>
          </table:table-cell>
          <table:table-cell office:value-type="float" office:value="3.7295670574949757">
            <text:p>3.7295670574949757</text:p>
          </table:table-cell>
          <table:table-cell office:value-type="float" office:value="5.606688829819989">
            <text:p>5.606688829819989</text:p>
          </table:table-cell>
          <table:table-cell office:value-type="float" office:value="10.946160449984257">
            <text:p>10.946160449984257</text:p>
          </table:table-cell>
        </table:table-row>
        <table:table-row>
          <table:table-cell office:value-type="string" office:string-value="Canson One 100 horizontal">
            <text:p>Canson One 100 horizontal</text:p>
          </table:table-cell>
          <table:table-cell office:value-type="float" office:value="0.8574512825370663">
            <text:p>0.8574512825370663</text:p>
          </table:table-cell>
          <table:table-cell office:value-type="float" office:value="0.09440821420710445">
            <text:p>0.09440821420710445</text:p>
          </table:table-cell>
          <table:table-cell office:value-type="float" office:value="0.04338755768028855">
            <text:p>0.04338755768028855</text:p>
          </table:table-cell>
          <table:table-cell office:value-type="float" office:value="3.9204303183702045">
            <text:p>3.9204303183702045</text:p>
          </table:table-cell>
          <table:table-cell office:value-type="float" office:value="5.688160525473747">
            <text:p>5.688160525473747</text:p>
          </table:table-cell>
          <table:table-cell office:value-type="float" office:value="10.751950135474626">
            <text:p>10.751950135474626</text:p>
          </table:table-cell>
        </table:table-row>
        <table:table-row>
          <table:table-cell office:value-type="string" office:string-value="Canson One 100 vertikal">
            <text:p>Canson One 100 vertikal</text:p>
          </table:table-cell>
          <table:table-cell office:value-type="float" office:value="0.8500444846882589">
            <text:p>0.8500444846882589</text:p>
          </table:table-cell>
          <table:table-cell office:value-type="float" office:value="0.1060458688687527">
            <text:p>0.1060458688687527</text:p>
          </table:table-cell>
          <table:table-cell office:value-type="float" office:value="0.04762896473024871">
            <text:p>0.04762896473024871</text:p>
          </table:table-cell>
          <table:table-cell office:value-type="float" office:value="3.989392439459739">
            <text:p>3.989392439459739</text:p>
          </table:table-cell>
          <table:table-cell office:value-type="float" office:value="5.866562222279531">
            <text:p>5.866562222279531</text:p>
          </table:table-cell>
          <table:table-cell office:value-type="float" office:value="11.160247174727779">
            <text:p>11.160247174727779</text:p>
          </table:table-cell>
        </table:table-row>
        <table:table-row>
          <table:table-cell office:value-type="string" office:string-value="Canson XL Sketch 90 horizontal">
            <text:p>Canson XL Sketch 90 horizontal</text:p>
          </table:table-cell>
          <table:table-cell office:value-type="float" office:value="0.7343861916015546">
            <text:p>0.7343861916015546</text:p>
          </table:table-cell>
          <table:table-cell office:value-type="float" office:value="0.13359171685002397">
            <text:p>0.13359171685002397</text:p>
          </table:table-cell>
          <table:table-cell office:value-type="float" office:value="0.06843018425054233">
            <text:p>0.06843018425054233</text:p>
          </table:table-cell>
          <table:table-cell office:value-type="float" office:value="3.4697657149136836">
            <text:p>3.4697657149136836</text:p>
          </table:table-cell>
          <table:table-cell office:value-type="float" office:value="5.192615975344017">
            <text:p>5.192615975344017</text:p>
          </table:table-cell>
          <table:table-cell office:value-type="float" office:value="10.237856481193505">
            <text:p>10.237856481193505</text:p>
          </table:table-cell>
        </table:table-row>
        <table:table-row>
          <table:table-cell office:value-type="string" office:string-value="Canson XL Sketch 90 vertikal">
            <text:p>Canson XL Sketch 90 vertikal</text:p>
          </table:table-cell>
          <table:table-cell office:value-type="float" office:value="0.759079820042683">
            <text:p>0.759079820042683</text:p>
          </table:table-cell>
          <table:table-cell office:value-type="float" office:value="0.13740190965902283">
            <text:p>0.13740190965902283</text:p>
          </table:table-cell>
          <table:table-cell office:value-type="float" office:value="0.06686740422198251">
            <text:p>0.06686740422198251</text:p>
          </table:table-cell>
          <table:table-cell office:value-type="float" office:value="3.664678167107282">
            <text:p>3.664678167107282</text:p>
          </table:table-cell>
          <table:table-cell office:value-type="float" office:value="5.5007551554449226">
            <text:p>5.5007551554449226</text:p>
          </table:table-cell>
          <table:table-cell office:value-type="float" office:value="10.851336505478056">
            <text:p>10.851336505478056</text:p>
          </table:table-cell>
        </table:table-row>
        <table:table-row>
          <table:table-cell office:value-type="string" office:string-value="Hahnemühle Nostalgie 190 horizontal">
            <text:p>Hahnemühle Nostalgie 190 horizontal</text:p>
          </table:table-cell>
          <table:table-cell office:value-type="float" office:value="0.8104141766743528">
            <text:p>0.8104141766743528</text:p>
          </table:table-cell>
          <table:table-cell office:value-type="float" office:value="0.08821033841395835">
            <text:p>0.08821033841395835</text:p>
          </table:table-cell>
          <table:table-cell office:value-type="float" office:value="0.0417982555686127">
            <text:p>0.0417982555686127</text:p>
          </table:table-cell>
          <table:table-cell office:value-type="float" office:value="4.379161490676041">
            <text:p>4.379161490676041</text:p>
          </table:table-cell>
          <table:table-cell office:value-type="float" office:value="6.1498023899101835">
            <text:p>6.1498023899101835</text:p>
          </table:table-cell>
          <table:table-cell office:value-type="float" office:value="11.741831200520915">
            <text:p>11.741831200520915</text:p>
          </table:table-cell>
        </table:table-row>
        <table:table-row>
          <table:table-cell office:value-type="string" office:string-value="Hahnemühle Nostalgie 190 vertikal">
            <text:p>Hahnemühle Nostalgie 190 vertikal</text:p>
          </table:table-cell>
          <table:table-cell office:value-type="float" office:value="0.7836395725043284">
            <text:p>0.7836395725043284</text:p>
          </table:table-cell>
          <table:table-cell office:value-type="float" office:value="0.10513304495887492">
            <text:p>0.10513304495887492</text:p>
          </table:table-cell>
          <table:table-cell office:value-type="float" office:value="0.04942377159417375">
            <text:p>0.04942377159417375</text:p>
          </table:table-cell>
          <table:table-cell office:value-type="float" office:value="4.818953378479732">
            <text:p>4.818953378479732</text:p>
          </table:table-cell>
          <table:table-cell office:value-type="float" office:value="6.560579953914555">
            <text:p>6.560579953914555</text:p>
          </table:table-cell>
          <table:table-cell office:value-type="float" office:value="12.008783732393903">
            <text:p>12.008783732393903</text:p>
          </table:table-cell>
        </table:table-row>
        <table:table-row>
          <table:table-cell office:value-type="string" office:string-value="Kopierpapier 80 horizontal">
            <text:p>Kopierpapier 80 horizontal</text:p>
          </table:table-cell>
          <table:table-cell office:value-type="float" office:value="0.800186629139632">
            <text:p>0.800186629139632</text:p>
          </table:table-cell>
          <table:table-cell office:value-type="float" office:value="0.09700148401125908">
            <text:p>0.09700148401125908</text:p>
          </table:table-cell>
          <table:table-cell office:value-type="float" office:value="0.05093530810339852">
            <text:p>0.05093530810339852</text:p>
          </table:table-cell>
          <table:table-cell office:value-type="float" office:value="3.270659983867128">
            <text:p>3.270659983867128</text:p>
          </table:table-cell>
          <table:table-cell office:value-type="float" office:value="4.637595088449424">
            <text:p>4.637595088449424</text:p>
          </table:table-cell>
          <table:table-cell office:value-type="float" office:value="9.448647214726796">
            <text:p>9.448647214726796</text:p>
          </table:table-cell>
        </table:table-row>
        <table:table-row>
          <table:table-cell office:value-type="string" office:string-value="Kopierpapier 80 vertikal">
            <text:p>Kopierpapier 80 vertikal</text:p>
          </table:table-cell>
          <table:table-cell office:value-type="float" office:value="0.8378605608215762">
            <text:p>0.8378605608215762</text:p>
          </table:table-cell>
          <table:table-cell office:value-type="float" office:value="0.0798622760977623">
            <text:p>0.0798622760977623</text:p>
          </table:table-cell>
          <table:table-cell office:value-type="float" office:value="0.041011371477544224">
            <text:p>0.041011371477544224</text:p>
          </table:table-cell>
          <table:table-cell office:value-type="float" office:value="3.026524099103738">
            <text:p>3.026524099103738</text:p>
          </table:table-cell>
          <table:table-cell office:value-type="float" office:value="4.371296557364813">
            <text:p>4.371296557364813</text:p>
          </table:table-cell>
          <table:table-cell office:value-type="float" office:value="9.192736533307432">
            <text:p>9.192736533307432</text:p>
          </table:table-cell>
        </table:table-row>
        <table:table-row>
          <table:table-cell office:value-type="string" office:string-value="Malblock Recycling horizontal">
            <text:p>Malblock Recycling horizontal</text:p>
          </table:table-cell>
          <table:table-cell office:value-type="float" office:value="0.8570268449494408">
            <text:p>0.8570268449494408</text:p>
          </table:table-cell>
          <table:table-cell office:value-type="float" office:value="0.05579328671323331">
            <text:p>0.05579328671323331</text:p>
          </table:table-cell>
          <table:table-cell office:value-type="float" office:value="0.028039922952055582">
            <text:p>0.028039922952055582</text:p>
          </table:table-cell>
          <table:table-cell office:value-type="float" office:value="3.1121239579629894">
            <text:p>3.1121239579629894</text:p>
          </table:table-cell>
          <table:table-cell office:value-type="float" office:value="3.96944843047517">
            <text:p>3.96944843047517</text:p>
          </table:table-cell>
          <table:table-cell office:value-type="float" office:value="8.721065328669628">
            <text:p>8.721065328669628</text:p>
          </table:table-cell>
        </table:table-row>
        <table:table-row>
          <table:table-cell office:value-type="string" office:string-value="Pinkes Skizzenbuch Umschlag horizontal">
            <text:p>Pinkes Skizzenbuch Umschlag horizontal</text:p>
          </table:table-cell>
          <table:table-cell office:value-type="float" office:value="0.8753293103151023">
            <text:p>0.8753293103151023</text:p>
          </table:table-cell>
          <table:table-cell office:value-type="float" office:value="0.06476185582216266">
            <text:p>0.06476185582216266</text:p>
          </table:table-cell>
          <table:table-cell office:value-type="float" office:value="0.034539069118757135">
            <text:p>0.034539069118757135</text:p>
          </table:table-cell>
          <table:table-cell office:value-type="float" office:value="2.9650256313296888">
            <text:p>2.9650256313296888</text:p>
          </table:table-cell>
          <table:table-cell office:value-type="float" office:value="4.270188254138622">
            <text:p>4.270188254138622</text:p>
          </table:table-cell>
          <table:table-cell office:value-type="float" office:value="9.35772335137067">
            <text:p>9.35772335137067</text:p>
          </table:table-cell>
        </table:table-row>
        <table:table-row>
          <table:table-cell office:value-type="string" office:string-value="Pinkes Skizzenbuch horizontal">
            <text:p>Pinkes Skizzenbuch horizontal</text:p>
          </table:table-cell>
          <table:table-cell office:value-type="float" office:value="0.8935945414343642">
            <text:p>0.8935945414343642</text:p>
          </table:table-cell>
          <table:table-cell office:value-type="float" office:value="0.06865339706585026">
            <text:p>0.06865339706585026</text:p>
          </table:table-cell>
          <table:table-cell office:value-type="float" office:value="0.023641718602405177">
            <text:p>0.023641718602405177</text:p>
          </table:table-cell>
          <table:table-cell office:value-type="float" office:value="7.127685496077585">
            <text:p>7.127685496077585</text:p>
          </table:table-cell>
          <table:table-cell office:value-type="float" office:value="9.70087048964074">
            <text:p>9.70087048964074</text:p>
          </table:table-cell>
          <table:table-cell office:value-type="float" office:value="16.37780723621103">
            <text:p>16.37780723621103</text:p>
          </table:table-cell>
        </table:table-row>
        <table:table-row>
          <table:table-cell office:value-type="string" office:string-value="Rösler Parchment Rose 100 horizontal">
            <text:p>Rösler Parchment Rose 100 horizontal</text:p>
          </table:table-cell>
          <table:table-cell office:value-type="float" office:value="0.7296101305668553">
            <text:p>0.7296101305668553</text:p>
          </table:table-cell>
          <table:table-cell office:value-type="float" office:value="0.11595451023453304">
            <text:p>0.11595451023453304</text:p>
          </table:table-cell>
          <table:table-cell office:value-type="float" office:value="0.05397365400073475">
            <text:p>0.05397365400073475</text:p>
          </table:table-cell>
          <table:table-cell office:value-type="float" office:value="3.974260579708089">
            <text:p>3.974260579708089</text:p>
          </table:table-cell>
          <table:table-cell office:value-type="float" office:value="6.014843965802251">
            <text:p>6.014843965802251</text:p>
          </table:table-cell>
          <table:table-cell office:value-type="float" office:value="11.78933583500174">
            <text:p>11.78933583500174</text:p>
          </table:table-cell>
        </table:table-row>
        <table:table-row>
          <table:table-cell office:value-type="string" office:string-value="Rösler Parchment Rose 100 vertikal">
            <text:p>Rösler Parchment Rose 100 vertikal</text:p>
          </table:table-cell>
          <table:table-cell office:value-type="float" office:value="0.7061701867083708">
            <text:p>0.7061701867083708</text:p>
          </table:table-cell>
          <table:table-cell office:value-type="float" office:value="0.13587749289769355">
            <text:p>0.13587749289769355</text:p>
          </table:table-cell>
          <table:table-cell office:value-type="float" office:value="0.05858828073653599">
            <text:p>0.05858828073653599</text:p>
          </table:table-cell>
          <table:table-cell office:value-type="float" office:value="4.545897586744508">
            <text:p>4.545897586744508</text:p>
          </table:table-cell>
          <table:table-cell office:value-type="float" office:value="6.835230055316874">
            <text:p>6.835230055316874</text:p>
          </table:table-cell>
          <table:table-cell office:value-type="float" office:value="12.974540950304807">
            <text:p>12.97454095030480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